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yuthaya" svg:font-family="Ayuthaya"/>
    <style:font-face style:name="Menlo" svg:font-family="Menlo"/>
  </office:font-face-decls>
  <office:automatic-styles>
    <style:style style:name="P1" style:family="paragraph" style:parent-style-name="Standard">
      <style:text-properties style:font-name="Ayuthaya" fo:font-size="13.0pt"/>
    </style:style>
    <style:style style:name="P2" style:family="paragraph" style:parent-style-name="Standard">
      <style:text-properties style:font-name="Menlo" fo:font-size="13.0pt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Role.create roleName: 'supervisor'</text:span></text:p>
      <text:p text:style-name="P1"/>
      <text:p text:style-name="P1"><text:span text:style-name="T1">Role.create roleName: 'employee'</text:span></text:p>
      <text:p text:style-name="P2"/>
      <text:p text:style-name="P2"/>
      <text:p text:style-name="P1"><text:span text:style-name="T1">DocumentCategory.create categoryName: 'Vision'</text:span></text:p>
      <text:p text:style-name="P1"/>
      <text:p text:style-name="P1"><text:span text:style-name="T1">DocumentCategory.create categoryName: 'Plan'</text:span></text:p>
      <text:p text:style-name="P1"/>
      <text:p text:style-name="P1"><text:span text:style-name="T1">DocumentCategory.create categoryName: 'Product Specification'</text:span></text:p>
      <text:p text:style-name="P1"/>
      <text:p text:style-name="P1"><text:span text:style-name="T1">DocumentCategory.create categoryName: 'Supplementary Plan'</text:span></text:p>
      <text:p text:style-name="P1"/>
      <text:p text:style-name="P1"><text:span text:style-name="T1">User.create email: 'supervisor1@ait.asia', password: 'password', password_confirmation: 'password', firstName: 'supervisor1', lastName: 'supervisor1',phoneNo: '66881231234', role_id: 1</text:span></text:p>
      <text:p text:style-name="P1"/>
      <text:p text:style-name="P1"><text:span text:style-name="T1">User.create email: 'supervisor2@ait.asia', password: 'password', password_confirmation: 'password', firstName: 'supervisor2', lastName: 'supervisor2',phoneNo: '66881231234', role_id: 1</text:span></text:p>
      <text:p text:style-name="P1"/>
      <text:p text:style-name="P1"><text:span text:style-name="T1">User.create email: 'user1@ait.asia', password: 'password', password_confirmation: 'password', firstName: 'user1', lastName: 'user1',phoneNo: '66881231234', role_id: 2</text:span></text:p>
      <text:p text:style-name="P1"/>
      <text:p text:style-name="P1"><text:span text:style-name="T1">User.create email: 'user2@ait.asia', password: 'password', password_confirmation: 'password', firstName: 'user2', lastName: 'user2',phoneNo: '66881231234', role_id: 2</text:span></text:p>
      <text:p text:style-name="P1"/>
      <text:p text:style-name="P1"><text:span text:style-name="T1">User.create email: 'user3@ait.asia', password: 'password', password_confirmation: 'password', firstName: 'user3', lastName: 'user3',phoneNo: '66881231234', role_id: 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4.72</meta:generator>
  </office:meta>
</office:document-meta>
</file>